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asics for any network based on *nix hosts is the Transport Control Protocol/ Internet Protocol (TCP/IP) combination of three protocols. This combination consists of the Internet Protocol (IP),Transport Control Protocol (TCP), and Universal Datagram Protocol (UDP).</text:p>
      <text:p text:style-name="Text_20_body"><text:bookmark text:name="more-98"/>By Default most of the users configure their network card during the installation of Ubuntu. You can however, use the ifconfig command at the shell prompt or Ubuntu's graphical network configuration tools, such as network-admin, to edit your system's network device information or to add or remove network devices on your system</text:p>
      <text:p text:style-name="Text_20_body"><text:span text:style-name="Strong_20_Emphasis">Configure Network Interface Using Command-Line</text:span></text:p>
      <text:p text:style-name="Text_20_body">You can configure a network interface from the command line using the networking utilities. You configure your network client hosts with the command line by using commands to change your current settings or by editing a number of system files.</text:p>
      <text:p text:style-name="Text_20_body"><text:span text:style-name="Strong_20_Emphasis">Configuring Static IP address for your network card</text:span></text:p>
      <text:p text:style-name="Text_20_body">If you want to configure Static IP address you need to edit the /etc/network/interfaces and you need to enter the following lines replace eth0 with your network interface card</text:p>
      <text:p text:style-name="Quotations">sudo vi /etc/network/interfaces</text:p>
      <text:p text:style-name="Text_20_body">Note :- Use vi editor if you don't have GUI installed</text:p>
      <text:p text:style-name="Text_20_body">If you have GUI use the following command</text:p>
      <text:p text:style-name="Quotations">gksudo gedit /etc/network/interfaces</text:p>
      <text:p text:style-name="Quotations"># The primary network interface</text:p>
      <text:p text:style-name="Quotations">auto eth0<text:line-break/>iface eth0 inet static<text:line-break/>address 192.168.3.90<text:line-break/>gateway 192.168.3.1<text:line-break/>netmask 255.255.255.0<text:line-break/>network 192.168.3.0<text:line-break/>broadcast 192.168.3.255</text:p>
      <text:p text:style-name="Text_20_body">After entering all the details you need to restart networking services using the following command</text:p>
      <text:p text:style-name="Quotations">sudo /etc/init.d/networking restart</text:p>
      <text:p text:style-name="Text_20_body"><text:span text:style-name="Strong_20_Emphasis">Setting up Second IP address or Virtual IP address in Ubuntu</text:span></text:p>
      <text:p text:style-name="Text_20_body">If you are a server system administrator or normal user some time you need to assign a second ipaddress to your Ubuntu machine.For this you need to edit the /etc/network/interfaces file and you need to add the following syntax.Below one is the only example you need to chnage according to your ip address settings</text:p>
      <text:p text:style-name="Quotations">sudo vi /etc/network/interfaces</text:p>
      <text:p text:style-name="Text_20_body">Note :- Use vi editor if you don't have GUI installed</text:p>
      <text:p text:style-name="Text_20_body">If you have GUI use the following command</text:p>
      <text:p text:style-name="Quotations"><text:soft-page-break/>gksudo gedit /etc/network/interfaces</text:p>
      <text:p text:style-name="Quotations">auto eth0:1<text:line-break/>iface eth0:1 inet static<text:line-break/>address 192.168.1.60<text:line-break/>netmask 255.255.255.0<text:line-break/>network x.x.x.x<text:line-break/>broadcast x.x.x.x<text:line-break/>gateway x.x.x.x</text:p>
      <text:p text:style-name="Text_20_body">You need to enter all the details like address,netmask,network,broadcast and gateways values after entering all the values save this file and you need to restart networking services in debian using the following command to take effect of our new ipaddress.</text:p>
      <text:p text:style-name="Text_20_body">After entering all the details you need to restart networking services using the following command</text:p>
      <text:p text:style-name="Quotations">sudo /etc/init.d/networking restart</text:p>
      <text:p text:style-name="Text_20_body"><text:span text:style-name="Strong_20_Emphasis">Setting up DNS</text:span></text:p>
      <text:p text:style-name="Text_20_body">When it comes to DNS setup Ubuntu doesn't differ from other distributions. You can add hostname and IP addresses to the file /etc/hosts for static lookups.</text:p>
      <text:p text:style-name="Text_20_body">To cause your machine to consult with a particular server for name lookups you simply add their addresses to /etc/resolv.conf.</text:p>
      <text:p text:style-name="Text_20_body">For example a machine which should perform lookups from the DNS server at IP address 192.168.3.2 would have a resolv.conf file looking like this</text:p>
      <text:p text:style-name="Quotations">sudo vi /etc/resolv.conf</text:p>
      <text:p text:style-name="Text_20_body">Note :- Use vi editor if you don't have GUI installed</text:p>
      <text:p text:style-name="Text_20_body">If you have GUI use the following command</text:p>
      <text:p text:style-name="Quotations">gksudo gedit /etc/resolv.conf</text:p>
      <text:p text:style-name="Text_20_body">enter the following details</text:p>
      <text:p text:style-name="Quotations">search test.com<text:line-break/>nameserver 192.168.3.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9:09:52.587902777</meta:creation-date>
    <meta:print-date>2015-10-04T19:16:51.554166882</meta:print-date>
    <dc:date>2015-10-04T19:19:50.903799069</dc:date>
    <meta:editing-duration>P0D</meta:editing-duration>
    <meta:editing-cycles>1</meta:editing-cycles>
    <meta:document-statistic meta:table-count="0" meta:image-count="0" meta:object-count="0" meta:page-count="2" meta:paragraph-count="34" meta:word-count="505" meta:character-count="3279" meta:non-whitespace-character-count="2808"/>
    <meta:generator>LibreOffice/4.2.8.2$Linux_X86_64 LibreOffice_project/420m0$Build-2</meta:generator>
  </office:meta>
</office:document-meta>
</file>